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c2e0ae"/>
    </style:style>
    <style:style style:name="ce10" style:family="table-cell" style:parent-style-name="Default">
      <style:table-cell-properties fo:background-color="#f58220"/>
    </style:style>
    <style:style style:name="ce9" style:family="table-cell" style:parent-style-name="Default">
      <style:table-cell-properties fo:background-color="#0066b3"/>
    </style:style>
    <style:style style:name="ce11" style:family="table-cell" style:parent-style-name="Default">
      <style:table-cell-properties fo:background-color="#9d85be"/>
    </style:style>
    <style:style style:name="ce2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04e4d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/>
    </style:style>
    <style:style style:name="ce20" style:family="table-cell" style:parent-style-name="Default">
      <style:table-cell-properties fo:background-color="#f04e4d"/>
    </style:style>
    <style:style style:name="ce2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0efd4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e0efd4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>
            <text:p>T1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yz</text:p>
          </table:table-cell>
          <table:table-cell table:style-name="ce4" office:value-type="string" calcext:value-type="string">
            <text:p>xyz</text:p>
          </table:table-cell>
          <table:table-cell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]/5" office:value-type="float" office:value="0.1952" calcext:value-type="float">
            <text:p>0.1952</text:p>
          </table:table-cell>
          <table:table-cell table:formula="of:=[.D3]/5" office:value-type="float" office:value="0.4778" calcext:value-type="float">
            <text:p>0.4778</text:p>
          </table:table-cell>
          <table:table-cell table:formula="of:=[.E3]/5" office:value-type="float" office:value="0.4672" calcext:value-type="float">
            <text:p>0.4672</text:p>
          </table:table-cell>
          <table:table-cell table:formula="of:=[.F3]/5" office:value-type="float" office:value="0.2" calcext:value-type="float">
            <text:p>0.2</text:p>
          </table:table-cell>
          <table:table-cell table:formula="of:=[.G3]/5" office:value-type="float" office:value="0.306" calcext:value-type="float">
            <text:p>0.306</text:p>
          </table:table-cell>
          <table:table-cell table:formula="of:=[.H3]/5" office:value-type="float" office:value="0.4728" calcext:value-type="float">
            <text:p>0.4728</text:p>
          </table:table-cell>
          <table:table-cell table:formula="of:=[.I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]/5" office:value-type="float" office:value="0.1952" calcext:value-type="float">
            <text:p>0.1952</text:p>
          </table:table-cell>
          <table:table-cell table:formula="of:=[.D9]/5" office:value-type="float" office:value="0.4778" calcext:value-type="float">
            <text:p>0.4778</text:p>
          </table:table-cell>
          <table:table-cell table:formula="of:=[.E9]/5" office:value-type="float" office:value="0.4672" calcext:value-type="float">
            <text:p>0.4672</text:p>
          </table:table-cell>
          <table:table-cell table:formula="of:=[.F9]/5" office:value-type="float" office:value="0.2" calcext:value-type="float">
            <text:p>0.2</text:p>
          </table:table-cell>
          <table:table-cell table:formula="of:=[.G9]/5" office:value-type="float" office:value="0.306" calcext:value-type="float">
            <text:p>0.306</text:p>
          </table:table-cell>
          <table:table-cell table:formula="of:=[.H9]/5" office:value-type="float" office:value="0.4728" calcext:value-type="float">
            <text:p>0.4728</text:p>
          </table:table-cell>
          <table:table-cell table:formula="of:=[.I9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1]/5" office:value-type="float" office:value="0.1952" calcext:value-type="float">
            <text:p>0.1952</text:p>
          </table:table-cell>
          <table:table-cell table:formula="of:=[.D21]/5" office:value-type="float" office:value="0.4778" calcext:value-type="float">
            <text:p>0.4778</text:p>
          </table:table-cell>
          <table:table-cell table:formula="of:=[.E21]/5" office:value-type="float" office:value="0.4672" calcext:value-type="float">
            <text:p>0.4672</text:p>
          </table:table-cell>
          <table:table-cell table:formula="of:=[.F21]/5" office:value-type="float" office:value="0.2" calcext:value-type="float">
            <text:p>0.2</text:p>
          </table:table-cell>
          <table:table-cell table:formula="of:=[.G21]/5" office:value-type="float" office:value="0.306" calcext:value-type="float">
            <text:p>0.306</text:p>
          </table:table-cell>
          <table:table-cell table:formula="of:=[.H21]/5" office:value-type="float" office:value="0.4728" calcext:value-type="float">
            <text:p>0.4728</text:p>
          </table:table-cell>
          <table:table-cell table:formula="of:=[.I2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7]/5" office:value-type="float" office:value="0.1952" calcext:value-type="float">
            <text:p>0.1952</text:p>
          </table:table-cell>
          <table:table-cell table:formula="of:=[.D27]/5" office:value-type="float" office:value="0.4778" calcext:value-type="float">
            <text:p>0.4778</text:p>
          </table:table-cell>
          <table:table-cell table:formula="of:=[.E27]/5" office:value-type="float" office:value="0.4672" calcext:value-type="float">
            <text:p>0.4672</text:p>
          </table:table-cell>
          <table:table-cell table:formula="of:=[.F27]/5" office:value-type="float" office:value="0.2" calcext:value-type="float">
            <text:p>0.2</text:p>
          </table:table-cell>
          <table:table-cell table:formula="of:=[.G27]/5" office:value-type="float" office:value="0.306" calcext:value-type="float">
            <text:p>0.306</text:p>
          </table:table-cell>
          <table:table-cell table:formula="of:=[.H27]/5" office:value-type="float" office:value="0.4728" calcext:value-type="float">
            <text:p>0.4728</text:p>
          </table:table-cell>
          <table:table-cell table:formula="of:=[.I27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1952" calcext:value-type="float">
            <text:p>0.1952</text:p>
          </table:table-cell>
          <table:table-cell table:formula="of:=[.D33]/5" office:value-type="float" office:value="0.4778" calcext:value-type="float">
            <text:p>0.4778</text:p>
          </table:table-cell>
          <table:table-cell table:formula="of:=[.E33]/5" office:value-type="float" office:value="0.4672" calcext:value-type="float">
            <text:p>0.4672</text:p>
          </table:table-cell>
          <table:table-cell table:formula="of:=[.F33]/5" office:value-type="float" office:value="0.2" calcext:value-type="float">
            <text:p>0.2</text:p>
          </table:table-cell>
          <table:table-cell table:formula="of:=[.G33]/5" office:value-type="float" office:value="0.306" calcext:value-type="float">
            <text:p>0.306</text:p>
          </table:table-cell>
          <table:table-cell table:formula="of:=[.H33]/5" office:value-type="float" office:value="0.4728" calcext:value-type="float">
            <text:p>0.4728</text:p>
          </table:table-cell>
          <table:table-cell table:formula="of:=[.I3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9]/5" office:value-type="float" office:value="0.1952" calcext:value-type="float">
            <text:p>0.1952</text:p>
          </table:table-cell>
          <table:table-cell table:formula="of:=[.D39]/5" office:value-type="float" office:value="0.4778" calcext:value-type="float">
            <text:p>0.4778</text:p>
          </table:table-cell>
          <table:table-cell table:formula="of:=[.E39]/5" office:value-type="float" office:value="0.4672" calcext:value-type="float">
            <text:p>0.4672</text:p>
          </table:table-cell>
          <table:table-cell table:formula="of:=[.F39]/5" office:value-type="float" office:value="0.2" calcext:value-type="float">
            <text:p>0.2</text:p>
          </table:table-cell>
          <table:table-cell table:formula="of:=[.G39]/5" office:value-type="float" office:value="0.306" calcext:value-type="float">
            <text:p>0.306</text:p>
          </table:table-cell>
          <table:table-cell table:formula="of:=[.H39]/5" office:value-type="float" office:value="0.4728" calcext:value-type="float">
            <text:p>0.4728</text:p>
          </table:table-cell>
          <table:table-cell table:formula="of:=[.I39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5]/5" office:value-type="float" office:value="0.1952" calcext:value-type="float">
            <text:p>0.1952</text:p>
          </table:table-cell>
          <table:table-cell table:formula="of:=[.D45]/5" office:value-type="float" office:value="0.4778" calcext:value-type="float">
            <text:p>0.4778</text:p>
          </table:table-cell>
          <table:table-cell table:formula="of:=[.E45]/5" office:value-type="float" office:value="0.4672" calcext:value-type="float">
            <text:p>0.4672</text:p>
          </table:table-cell>
          <table:table-cell table:formula="of:=[.F45]/5" office:value-type="float" office:value="0.2" calcext:value-type="float">
            <text:p>0.2</text:p>
          </table:table-cell>
          <table:table-cell table:formula="of:=[.G45]/5" office:value-type="float" office:value="0.306" calcext:value-type="float">
            <text:p>0.306</text:p>
          </table:table-cell>
          <table:table-cell table:formula="of:=[.H45]/5" office:value-type="float" office:value="0.4728" calcext:value-type="float">
            <text:p>0.4728</text:p>
          </table:table-cell>
          <table:table-cell table:formula="of:=[.I45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1]/5" office:value-type="float" office:value="0.1952" calcext:value-type="float">
            <text:p>0.1952</text:p>
          </table:table-cell>
          <table:table-cell table:formula="of:=[.D51]/5" office:value-type="float" office:value="0.4778" calcext:value-type="float">
            <text:p>0.4778</text:p>
          </table:table-cell>
          <table:table-cell table:formula="of:=[.E51]/5" office:value-type="float" office:value="0.4672" calcext:value-type="float">
            <text:p>0.4672</text:p>
          </table:table-cell>
          <table:table-cell table:formula="of:=[.F51]/5" office:value-type="float" office:value="0.2" calcext:value-type="float">
            <text:p>0.2</text:p>
          </table:table-cell>
          <table:table-cell table:formula="of:=[.G51]/5" office:value-type="float" office:value="0.306" calcext:value-type="float">
            <text:p>0.306</text:p>
          </table:table-cell>
          <table:table-cell table:formula="of:=[.H51]/5" office:value-type="float" office:value="0.4728" calcext:value-type="float">
            <text:p>0.4728</text:p>
          </table:table-cell>
          <table:table-cell table:formula="of:=[.I5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7]/5" office:value-type="float" office:value="0.1952" calcext:value-type="float">
            <text:p>0.1952</text:p>
          </table:table-cell>
          <table:table-cell table:formula="of:=[.D57]/5" office:value-type="float" office:value="0.4778" calcext:value-type="float">
            <text:p>0.4778</text:p>
          </table:table-cell>
          <table:table-cell table:formula="of:=[.E57]/5" office:value-type="float" office:value="0.4672" calcext:value-type="float">
            <text:p>0.4672</text:p>
          </table:table-cell>
          <table:table-cell table:formula="of:=[.F57]/5" office:value-type="float" office:value="0.2" calcext:value-type="float">
            <text:p>0.2</text:p>
          </table:table-cell>
          <table:table-cell table:formula="of:=[.G57]/5" office:value-type="float" office:value="0.306" calcext:value-type="float">
            <text:p>0.306</text:p>
          </table:table-cell>
          <table:table-cell table:formula="of:=[.H57]/5" office:value-type="float" office:value="0.4728" calcext:value-type="float">
            <text:p>0.4728</text:p>
          </table:table-cell>
          <table:table-cell table:formula="of:=[.I57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976" calcext:value-type="float">
            <text:p>0.976</text:p>
          </table:table-cell>
          <table:table-cell office:value-type="float" office:value="2.389" calcext:value-type="float">
            <text:p>2.389</text:p>
          </table:table-cell>
          <table:table-cell office:value-type="float" office:value="2.336" calcext:value-type="float">
            <text:p>2.336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2.364" calcext:value-type="float">
            <text:p>2.3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1952" calcext:value-type="float">
            <text:p>0.1952</text:p>
          </table:table-cell>
          <table:table-cell table:formula="of:=[.D63]/5" office:value-type="float" office:value="0.4778" calcext:value-type="float">
            <text:p>0.4778</text:p>
          </table:table-cell>
          <table:table-cell table:formula="of:=[.E63]/5" office:value-type="float" office:value="0.4672" calcext:value-type="float">
            <text:p>0.4672</text:p>
          </table:table-cell>
          <table:table-cell table:formula="of:=[.F63]/5" office:value-type="float" office:value="0.2" calcext:value-type="float">
            <text:p>0.2</text:p>
          </table:table-cell>
          <table:table-cell table:formula="of:=[.G63]/5" office:value-type="float" office:value="0.306" calcext:value-type="float">
            <text:p>0.306</text:p>
          </table:table-cell>
          <table:table-cell table:formula="of:=[.H63]/5" office:value-type="float" office:value="0.4728" calcext:value-type="float">
            <text:p>0.4728</text:p>
          </table:table-cell>
          <table:table-cell table:formula="of:=[.I63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T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, pc, 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7"/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75]/5" office:value-type="float" office:value="0.097" calcext:value-type="float">
            <text:p>0.097</text:p>
          </table:table-cell>
          <table:table-cell table:formula="of:=[.D75]/5" office:value-type="float" office:value="0.4682" calcext:value-type="float">
            <text:p>0.4682</text:p>
          </table:table-cell>
          <table:table-cell table:formula="of:=[.E75]/5" office:value-type="float" office:value="0.4548" calcext:value-type="float">
            <text:p>0.4548</text:p>
          </table:table-cell>
          <table:table-cell table:formula="of:=[.F75]/5" office:value-type="float" office:value="0.2" calcext:value-type="float">
            <text:p>0.2</text:p>
          </table:table-cell>
          <table:table-cell table:formula="of:=[.G75]/5" office:value-type="float" office:value="0.2" calcext:value-type="float">
            <text:p>0.2</text:p>
          </table:table-cell>
          <table:table-cell table:formula="of:=[.H75]/5" office:value-type="float" office:value="0.4666" calcext:value-type="float">
            <text:p>0.4666</text:p>
          </table:table-cell>
          <table:table-cell table:formula="of:=[.I75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0" office:value-type="string" calcext:value-type="string">
            <text:p>T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1]/5" office:value-type="float" office:value="0.1018" calcext:value-type="float">
            <text:p>0.1018</text:p>
          </table:table-cell>
          <table:table-cell table:formula="of:=[.D81]/5" office:value-type="float" office:value="0.53" calcext:value-type="float">
            <text:p>0.53</text:p>
          </table:table-cell>
          <table:table-cell table:formula="of:=[.E81]/5" office:value-type="float" office:value="0.5406" calcext:value-type="float">
            <text:p>0.5406</text:p>
          </table:table-cell>
          <table:table-cell table:formula="of:=[.F81]/5" office:value-type="float" office:value="0" calcext:value-type="float">
            <text:p>0</text:p>
          </table:table-cell>
          <table:table-cell table:formula="of:=[.G81]/5" office:value-type="float" office:value="0.4" calcext:value-type="float">
            <text:p>0.4</text:p>
          </table:table-cell>
          <table:table-cell table:formula="of:=[.H81]/5" office:value-type="float" office:value="0.5282" calcext:value-type="float">
            <text:p>0.5282</text:p>
          </table:table-cell>
          <table:table-cell table:formula="of:=[.I81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0" office:value-type="string" calcext:value-type="string">
            <text:p>T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509" calcext:value-type="float">
            <text:p>0.509</text:p>
          </table:table-cell>
          <table:table-cell office:value-type="float" office:value="2.65" calcext:value-type="float">
            <text:p>2.65</text:p>
          </table:table-cell>
          <table:table-cell office:value-type="float" office:value="2.703" calcext:value-type="float">
            <text:p>2.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41" calcext:value-type="float">
            <text:p>2.6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87]/5" office:value-type="float" office:value="0.1018" calcext:value-type="float">
            <text:p>0.1018</text:p>
          </table:table-cell>
          <table:table-cell table:formula="of:=[.D87]/5" office:value-type="float" office:value="0.53" calcext:value-type="float">
            <text:p>0.53</text:p>
          </table:table-cell>
          <table:table-cell table:formula="of:=[.E87]/5" office:value-type="float" office:value="0.5406" calcext:value-type="float">
            <text:p>0.5406</text:p>
          </table:table-cell>
          <table:table-cell table:formula="of:=[.F87]/5" office:value-type="float" office:value="0" calcext:value-type="float">
            <text:p>0</text:p>
          </table:table-cell>
          <table:table-cell table:formula="of:=[.G87]/5" office:value-type="float" office:value="0.4" calcext:value-type="float">
            <text:p>0.4</text:p>
          </table:table-cell>
          <table:table-cell table:formula="of:=[.H87]/5" office:value-type="float" office:value="0.5282" calcext:value-type="float">
            <text:p>0.5282</text:p>
          </table:table-cell>
          <table:table-cell table:formula="of:=[.I87]/5" office:value-type="float" office:value="0.4" calcext:value-type="float">
            <text:p>0.4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string" calcext:value-type="string">
            <text:p>T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3]/5" office:value-type="float" office:value="0.097" calcext:value-type="float">
            <text:p>0.097</text:p>
          </table:table-cell>
          <table:table-cell table:formula="of:=[.D93]/5" office:value-type="float" office:value="0.4682" calcext:value-type="float">
            <text:p>0.4682</text:p>
          </table:table-cell>
          <table:table-cell table:formula="of:=[.E93]/5" office:value-type="float" office:value="0.4548" calcext:value-type="float">
            <text:p>0.4548</text:p>
          </table:table-cell>
          <table:table-cell table:formula="of:=[.F93]/5" office:value-type="float" office:value="0.2" calcext:value-type="float">
            <text:p>0.2</text:p>
          </table:table-cell>
          <table:table-cell table:formula="of:=[.G93]/5" office:value-type="float" office:value="0.2" calcext:value-type="float">
            <text:p>0.2</text:p>
          </table:table-cell>
          <table:table-cell table:formula="of:=[.H93]/5" office:value-type="float" office:value="0.4666" calcext:value-type="float">
            <text:p>0.4666</text:p>
          </table:table-cell>
          <table:table-cell table:formula="of:=[.I93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p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0.485" calcext:value-type="float">
            <text:p>0.485</text:p>
          </table:table-cell>
          <table:table-cell office:value-type="float" office:value="2.341" calcext:value-type="float">
            <text:p>2.341</text:p>
          </table:table-cell>
          <table:table-cell office:value-type="float" office:value="2.274" calcext:value-type="float">
            <text:p>2.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99]/5" office:value-type="float" office:value="0.097" calcext:value-type="float">
            <text:p>0.097</text:p>
          </table:table-cell>
          <table:table-cell table:formula="of:=[.D99]/5" office:value-type="float" office:value="0.4682" calcext:value-type="float">
            <text:p>0.4682</text:p>
          </table:table-cell>
          <table:table-cell table:formula="of:=[.E99]/5" office:value-type="float" office:value="0.4548" calcext:value-type="float">
            <text:p>0.4548</text:p>
          </table:table-cell>
          <table:table-cell table:formula="of:=[.F99]/5" office:value-type="float" office:value="0.2" calcext:value-type="float">
            <text:p>0.2</text:p>
          </table:table-cell>
          <table:table-cell table:formula="of:=[.G99]/5" office:value-type="float" office:value="0.2" calcext:value-type="float">
            <text:p>0.2</text:p>
          </table:table-cell>
          <table:table-cell table:formula="of:=[.H99]/5" office:value-type="float" office:value="0.4666" calcext:value-type="float">
            <text:p>0.4666</text:p>
          </table:table-cell>
          <table:table-cell table:formula="of:=[.I99]/5" office:value-type="float" office:value="0.2" calcext:value-type="float">
            <text:p>0.2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T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05]/5" office:value-type="float" office:value="0.2978" calcext:value-type="float">
            <text:p>0.2978</text:p>
          </table:table-cell>
          <table:table-cell table:formula="of:=[.D105]/5" office:value-type="float" office:value="0.265" calcext:value-type="float">
            <text:p>0.265</text:p>
          </table:table-cell>
          <table:table-cell table:formula="of:=[.E105]/5" office:value-type="float" office:value="0.2608" calcext:value-type="float">
            <text:p>0.2608</text:p>
          </table:table-cell>
          <table:table-cell table:formula="of:=[.F105]/5" office:value-type="float" office:value="0.4" calcext:value-type="float">
            <text:p>0.4</text:p>
          </table:table-cell>
          <table:table-cell table:formula="of:=[.G105]/5" office:value-type="float" office:value="0" calcext:value-type="float">
            <text:p>0</text:p>
          </table:table-cell>
          <table:table-cell table:formula="of:=[.H105]/5" office:value-type="float" office:value="0.2748" calcext:value-type="float">
            <text:p>0.2748</text:p>
          </table:table-cell>
          <table:table-cell table:formula="of:=[.I105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T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nsp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dit distance</text:p>
          </table:table-cell>
          <table:table-cell office:value-type="float" office:value="1.489" calcext:value-type="float">
            <text:p>1.48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4" calcext:value-type="float">
            <text:p>1.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11]/5" office:value-type="float" office:value="0.2978" calcext:value-type="float">
            <text:p>0.2978</text:p>
          </table:table-cell>
          <table:table-cell table:formula="of:=[.D111]/5" office:value-type="float" office:value="0.265" calcext:value-type="float">
            <text:p>0.265</text:p>
          </table:table-cell>
          <table:table-cell table:formula="of:=[.E111]/5" office:value-type="float" office:value="0.2608" calcext:value-type="float">
            <text:p>0.2608</text:p>
          </table:table-cell>
          <table:table-cell table:formula="of:=[.F111]/5" office:value-type="float" office:value="0.4" calcext:value-type="float">
            <text:p>0.4</text:p>
          </table:table-cell>
          <table:table-cell table:formula="of:=[.G111]/5" office:value-type="float" office:value="0" calcext:value-type="float">
            <text:p>0</text:p>
          </table:table-cell>
          <table:table-cell table:formula="of:=[.H111]/5" office:value-type="float" office:value="0.2748" calcext:value-type="float">
            <text:p>0.2748</text:p>
          </table:table-cell>
          <table:table-cell table:formula="of:=[.I111]/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SUM([.C4];[.C10];[.C22];[.C28];[.C34];[.C40];[.C46];[.C52];[.C58];[.C64];[.C76];[.C82];[.C88];[.C94];[.C100];[.C106];[.C112])/17" office:value-type="float" office:value="0.178952941176471" calcext:value-type="float">
            <text:p>0.179</text:p>
          </table:table-cell>
          <table:table-cell table:style-name="ce5" table:formula="of:=SUM([.D4];[.D10];[.D22];[.D28];[.D34];[.D40];[.D46];[.D52];[.D58];[.D64];[.D76];[.D82];[.D88];[.D94];[.D100];[.D106];[.D112])/17" office:value-type="float" office:value="0.457211764705882" calcext:value-type="float">
            <text:p>0.457</text:p>
          </table:table-cell>
          <table:table-cell table:style-name="ce5" table:formula="of:=SUM([.E4];[.E10];[.E22];[.E28];[.E34];[.E40];[.E46];[.E52];[.E58];[.E64];[.E76];[.E82];[.E88];[.E94];[.E100];[.E106];[.E112])/17" office:value-type="float" office:value="0.449364705882353" calcext:value-type="float">
            <text:p>0.449</text:p>
          </table:table-cell>
          <table:table-cell table:style-name="ce5" table:formula="of:=SUM([.F4];[.F10];[.F22];[.F28];[.F34];[.F40];[.F46];[.F52];[.F58];[.F64];[.F76];[.F82];[.F88];[.F94];[.F100];[.F106];[.F112])/17" office:value-type="float" office:value="0.2" calcext:value-type="float">
            <text:p>0.200</text:p>
          </table:table-cell>
          <table:table-cell table:style-name="ce5" table:formula="of:=SUM([.G4];[.G10];[.G22];[.G28];[.G34];[.G40];[.G46];[.G52];[.G58];[.G64];[.G76];[.G82];[.G88];[.G94];[.G100];[.G106];[.G112])/17" office:value-type="float" office:value="0.262352941176471" calcext:value-type="float">
            <text:p>0.262</text:p>
          </table:table-cell>
          <table:table-cell table:style-name="ce5" table:formula="of:=SUM([.H4];[.H10];[.H22];[.H28];[.H34];[.H40];[.H46];[.H52];[.H58];[.H64];[.H76];[.H82];[.H88];[.H94];[.H100];[.H106];[.H112])/17" office:value-type="float" office:value="0.454929411764706" calcext:value-type="float">
            <text:p>0.455</text:p>
          </table:table-cell>
          <table:table-cell table:style-name="ce5" table:formula="of:=SUM([.I4];[.I10];[.I22];[.I28];[.I34];[.I40];[.I46];[.I52];[.I58];[.I64];[.I76];[.I82];[.I88];[.I94];[.I100];[.I106];[.I112])/17" office:value-type="float" office:value="0.0823529411764706" calcext:value-type="float">
            <text:p>0.082</text:p>
          </table:table-cell>
          <table:table-cell table:style-name="ce5" table:formula="of:=SUM([.J4];[.J10];[.J22];[.J28];[.J34];[.J40];[.J46];[.J52];[.J58];[.J64];[.J76];[.J82];[.J88];[.J94];[.J100];[.J106];[.J112])/17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3"/>
          <table:table-cell table:style-name="ce5" table:formula="of:=MEDIAN([.C4];[.C10];[.C22];[.C28];[.C34];[.C40];[.C46];[.C52];[.C58];[.C64];[.C76];[.C82];[.C88];[.C94];[.C100];[.C106];[.C112])" office:value-type="float" office:value="0.1952" calcext:value-type="float">
            <text:p>0.195</text:p>
          </table:table-cell>
          <table:table-cell table:style-name="ce5" table:formula="of:=MEDIAN([.D4];[.D10];[.D22];[.D28];[.D34];[.D40];[.D46];[.D52];[.D58];[.D64];[.D76];[.D82];[.D88];[.D94];[.D100];[.D106];[.D112])" office:value-type="float" office:value="0.4778" calcext:value-type="float">
            <text:p>0.478</text:p>
          </table:table-cell>
          <table:table-cell table:style-name="ce5" table:formula="of:=MEDIAN([.E4];[.E10];[.E22];[.E28];[.E34];[.E40];[.E46];[.E52];[.E58];[.E64];[.E76];[.E82];[.E88];[.E94];[.E100];[.E106];[.E112])" office:value-type="float" office:value="0.4672" calcext:value-type="float">
            <text:p>0.467</text:p>
          </table:table-cell>
          <table:table-cell table:style-name="ce5" table:formula="of:=MEDIAN([.F4];[.F10];[.F22];[.F28];[.F34];[.F40];[.F46];[.F52];[.F58];[.F64];[.F76];[.F82];[.F88];[.F94];[.F100];[.F106];[.F112])" office:value-type="float" office:value="0.2" calcext:value-type="float">
            <text:p>0.200</text:p>
          </table:table-cell>
          <table:table-cell table:style-name="ce5" table:formula="of:=MEDIAN([.G4];[.G10];[.G22];[.G28];[.G34];[.G40];[.G46];[.G52];[.G58];[.G64];[.G76];[.G82];[.G88];[.G94];[.G100];[.G106];[.G112])" office:value-type="float" office:value="0.306" calcext:value-type="float">
            <text:p>0.306</text:p>
          </table:table-cell>
          <table:table-cell table:style-name="ce5" table:formula="of:=MEDIAN([.H4];[.H10];[.H22];[.H28];[.H34];[.H40];[.H46];[.H52];[.H58];[.H64];[.H76];[.H82];[.H88];[.H94];[.H100];[.H106];[.H112])" office:value-type="float" office:value="0.4728" calcext:value-type="float">
            <text:p>0.473</text:p>
          </table:table-cell>
          <table:table-cell table:style-name="ce5" table:formula="of:=MEDIAN([.I4];[.I10];[.I22];[.I28];[.I34];[.I40];[.I46];[.I52];[.I58];[.I64];[.I76];[.I82];[.I88];[.I94];[.I100];[.I106];[.I112])" office:value-type="float" office:value="0" calcext:value-type="float">
            <text:p>0.000</text:p>
          </table:table-cell>
          <table:table-cell table:style-name="ce5" table:formula="of:=MEDIAN([.J4];[.J10];[.J22];[.J28];[.J34];[.J40];[.J46];[.J52];[.J58];[.J64];[.J76];[.J82];[.J88];[.J94];[.J100];[.J106];[.J112])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standard dev.</text:p>
          </table:table-cell>
          <table:table-cell table:style-name="ce3"/>
          <table:table-cell table:style-name="ce5" table:formula="of:=STDEV([.C4];[.C10];[.C22];[.C28];[.C34];[.C40];[.C46];[.C52];[.C58];[.C64];[.C76];[.C82];[.C88];[.C94];[.C100];[.C106];[.C112])" office:value-type="float" office:value="0.0627210702002032" calcext:value-type="float">
            <text:p>0.063</text:p>
          </table:table-cell>
          <table:table-cell table:style-name="ce5" table:formula="of:=STDEV([.D4];[.D10];[.D22];[.D28];[.D34];[.D40];[.D46];[.D52];[.D58];[.D64];[.D76];[.D82];[.D88];[.D94];[.D100];[.D106];[.D112])" office:value-type="float" office:value="0.0746190146875525" calcext:value-type="float">
            <text:p>0.075</text:p>
          </table:table-cell>
          <table:table-cell table:style-name="ce5" table:formula="of:=STDEV([.E4];[.E10];[.E22];[.E28];[.E34];[.E40];[.E46];[.E52];[.E58];[.E64];[.E76];[.E82];[.E88];[.E94];[.E100];[.E106];[.E112])" office:value-type="float" office:value="0.0754282187014289" calcext:value-type="float">
            <text:p>0.075</text:p>
          </table:table-cell>
          <table:table-cell table:style-name="ce5" table:formula="of:=STDEV([.F4];[.F10];[.F22];[.F28];[.F34];[.F40];[.F46];[.F52];[.F58];[.F64];[.F76];[.F82];[.F88];[.F94];[.F100];[.F106];[.F112])" office:value-type="float" office:value="0.1" calcext:value-type="float">
            <text:p>0.100</text:p>
          </table:table-cell>
          <table:table-cell table:style-name="ce5" table:formula="of:=STDEV([.G4];[.G10];[.G22];[.G28];[.G34];[.G40];[.G46];[.G52];[.G58];[.G64];[.G76];[.G82];[.G88];[.G94];[.G100];[.G106];[.G112])" office:value-type="float" office:value="0.113541259668276" calcext:value-type="float">
            <text:p>0.114</text:p>
          </table:table-cell>
          <table:table-cell table:style-name="ce5" table:formula="of:=STDEV([.H4];[.H10];[.H22];[.H28];[.H34];[.H40];[.H46];[.H52];[.H58];[.H64];[.H76];[.H82];[.H88];[.H94];[.H100];[.H106];[.H112])" office:value-type="float" office:value="0.0703706949367586" calcext:value-type="float">
            <text:p>0.070</text:p>
          </table:table-cell>
          <table:table-cell table:style-name="ce5" table:formula="of:=STDEV([.I4];[.I10];[.I22];[.I28];[.I34];[.I40];[.I46];[.I52];[.I58];[.I64];[.I76];[.I82];[.I88];[.I94];[.I100];[.I106];[.I112])" office:value-type="float" office:value="0.142457423980145" calcext:value-type="float">
            <text:p>0.142</text:p>
          </table:table-cell>
          <table:table-cell table:style-name="ce5" table:formula="of:=STDEV([.J4];[.J10];[.J22];[.J28];[.J34];[.J40];[.J46];[.J52];[.J58];[.J64];[.J76];[.J82];[.J88];[.J94];[.J100];[.J106];[.J112])" office:value-type="float" office:value="0" calcext:value-type="float">
            <text:p>0.000</text:p>
          </table:table-cell>
        </table:table-row>
        <table:table-row table:style-name="ro1">
          <table:table-cell table:style-name="ce2" office:value-type="string" calcext:value-type="string">
            <text:p>ranking avg.</text:p>
          </table:table-cell>
          <table:table-cell table:style-name="ce3"/>
          <table:table-cell table:style-name="ce5" table:formula="of:=SUM([.C5];[.C11];[.C23];[.C29];[.C35];[.C41];[.C47];[.C53];[.C59];[.C65];[.C77];[.C83];[.C89];[.C95];[.C101];[.C107];[.C113])/17" office:value-type="float" office:value="2.47058823529412" calcext:value-type="float">
            <text:p>2.471</text:p>
          </table:table-cell>
          <table:table-cell table:style-name="ce5" table:formula="of:=SUM([.D5];[.D11];[.D23];[.D29];[.D35];[.D41];[.D47];[.D53];[.D59];[.D65];[.D77];[.D83];[.D89];[.D95];[.D101];[.D107];[.D113])/17" office:value-type="float" office:value="6.52941176470588" calcext:value-type="float">
            <text:p>6.529</text:p>
          </table:table-cell>
          <table:table-cell table:style-name="ce5" table:formula="of:=SUM([.E5];[.E11];[.E23];[.E29];[.E35];[.E41];[.E47];[.E53];[.E59];[.E65];[.E77];[.E83];[.E89];[.E95];[.E101];[.E107];[.E113])/17" office:value-type="float" office:value="4.88235294117647" calcext:value-type="float">
            <text:p>4.882</text:p>
          </table:table-cell>
          <table:table-cell table:style-name="ce5" table:formula="of:=SUM([.F5];[.F11];[.F23];[.F29];[.F35];[.F41];[.F47];[.F53];[.F59];[.F65];[.F77];[.F83];[.F89];[.F95];[.F101];[.F107];[.F113])/17" office:value-type="float" office:value="3.23529411764706" calcext:value-type="float">
            <text:p>3.235</text:p>
          </table:table-cell>
          <table:table-cell table:style-name="ce5" table:formula="of:=SUM([.G5];[.G11];[.G23];[.G29];[.G35];[.G41];[.G47];[.G53];[.G59];[.G65];[.G77];[.G83];[.G89];[.G95];[.G101];[.G107];[.G113])/17" office:value-type="float" office:value="3.64705882352941" calcext:value-type="float">
            <text:p>3.647</text:p>
          </table:table-cell>
          <table:table-cell table:style-name="ce5" table:formula="of:=SUM([.H5];[.H11];[.H23];[.H29];[.H35];[.H41];[.H47];[.H53];[.H59];[.H65];[.H77];[.H83];[.H89];[.H95];[.H101];[.H107];[.H113])/17" office:value-type="float" office:value="5.88235294117647" calcext:value-type="float">
            <text:p>5.882</text:p>
          </table:table-cell>
          <table:table-cell table:style-name="ce5" table:formula="of:=SUM([.I5];[.I11];[.I23];[.I29];[.I35];[.I41];[.I47];[.I53];[.I59];[.I65];[.I77];[.I83];[.I89];[.I95];[.I101];[.I107];[.I113])/17" office:value-type="float" office:value="1.35294117647059" calcext:value-type="float">
            <text:p>1.35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median</text:p>
          </table:table-cell>
          <table:table-cell table:style-name="ce3"/>
          <table:table-cell table:style-name="ce2" table:formula="of:=MEDIAN([.C5];[.C11];[.C23];[.C29];[.C35];[.C41];[.C47];[.C53];[.C59];[.C65];[.C77];[.C83];[.C89];[.C95];[.C101];[.C107];[.C113])" office:value-type="float" office:value="2" calcext:value-type="float">
            <text:p>2</text:p>
          </table:table-cell>
          <table:table-cell table:style-name="ce2" table:formula="of:=MEDIAN([.D5];[.D11];[.D23];[.D29];[.D35];[.D41];[.D47];[.D53];[.D59];[.D65];[.D77];[.D83];[.D89];[.D95];[.D101];[.D107];[.D113])" office:value-type="float" office:value="7" calcext:value-type="float">
            <text:p>7</text:p>
          </table:table-cell>
          <table:table-cell table:style-name="ce2" table:formula="of:=MEDIAN([.E5];[.E11];[.E23];[.E29];[.E35];[.E41];[.E47];[.E53];[.E59];[.E65];[.E77];[.E83];[.E89];[.E95];[.E101];[.E107];[.E113])" office:value-type="float" office:value="5" calcext:value-type="float">
            <text:p>5</text:p>
          </table:table-cell>
          <table:table-cell table:style-name="ce2" table:formula="of:=MEDIAN([.F5];[.F11];[.F23];[.F29];[.F35];[.F41];[.F47];[.F53];[.F59];[.F65];[.F77];[.F83];[.F89];[.F95];[.F101];[.F107];[.F113])" office:value-type="float" office:value="3" calcext:value-type="float">
            <text:p>3</text:p>
          </table:table-cell>
          <table:table-cell table:style-name="ce2" table:formula="of:=MEDIAN([.G5];[.G11];[.G23];[.G29];[.G35];[.G41];[.G47];[.G53];[.G59];[.G65];[.G77];[.G83];[.G89];[.G95];[.G101];[.G107];[.G113])" office:value-type="float" office:value="4" calcext:value-type="float">
            <text:p>4</text:p>
          </table:table-cell>
          <table:table-cell table:style-name="ce2" table:formula="of:=MEDIAN([.H5];[.H11];[.H23];[.H29];[.H35];[.H41];[.H47];[.H53];[.H59];[.H65];[.H77];[.H83];[.H89];[.H95];[.H101];[.H107];[.H113])" office:value-type="float" office:value="6" calcext:value-type="float">
            <text:p>6</text:p>
          </table:table-cell>
          <table:table-cell table:style-name="ce2" table:formula="of:=MEDIAN([.I5];[.I11];[.I23];[.I29];[.I35];[.I41];[.I47];[.I53];[.I59];[.I65];[.I77];[.I83];[.I89];[.I95];[.I101];[.I107];[.I113]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anking SD</text:p>
          </table:table-cell>
          <table:table-cell table:style-name="ce3"/>
          <table:table-cell table:style-name="ce5" table:formula="of:=STDEV([.C5];[.C11];[.C23];[.C29];[.C35];[.C41];[.C47];[.C53];[.C59];[.C65];[.C77];[.C83];[.C89];[.C95];[.C101];[.C107];[.C113])" office:value-type="float" office:value="1.32842232831014" calcext:value-type="float">
            <text:p>1.328</text:p>
          </table:table-cell>
          <table:table-cell table:style-name="ce5" table:formula="of:=STDEV([.D5];[.D11];[.D23];[.D29];[.D35];[.D41];[.D47];[.D53];[.D59];[.D65];[.D77];[.D83];[.D89];[.D95];[.D101];[.D107];[.D113])" office:value-type="float" office:value="1.32842232831014" calcext:value-type="float">
            <text:p>1.328</text:p>
          </table:table-cell>
          <table:table-cell table:style-name="ce5" table:formula="of:=STDEV([.E5];[.E11];[.E23];[.E29];[.E35];[.E41];[.E47];[.E53];[.E59];[.E65];[.E77];[.E83];[.E89];[.E95];[.E101];[.E107];[.E113])" office:value-type="float" office:value="0.332105582077536" calcext:value-type="float">
            <text:p>0.332</text:p>
          </table:table-cell>
          <table:table-cell table:style-name="ce5" table:formula="of:=STDEV([.F5];[.F11];[.F23];[.F29];[.F35];[.F41];[.F47];[.F53];[.F59];[.F65];[.F77];[.F83];[.F89];[.F95];[.F101];[.F107];[.F113])" office:value-type="float" office:value="1.56242646885805" calcext:value-type="float">
            <text:p>1.562</text:p>
          </table:table-cell>
          <table:table-cell table:style-name="ce5" table:formula="of:=STDEV([.G5];[.G11];[.G23];[.G29];[.G35];[.G41];[.G47];[.G53];[.G59];[.G65];[.G77];[.G83];[.G89];[.G95];[.G101];[.G107];[.G113])" office:value-type="float" office:value="0.996316746232607" calcext:value-type="float">
            <text:p>0.996</text:p>
          </table:table-cell>
          <table:table-cell table:style-name="ce5" table:formula="of:=STDEV([.H5];[.H11];[.H23];[.H29];[.H35];[.H41];[.H47];[.H53];[.H59];[.H65];[.H77];[.H83];[.H89];[.H95];[.H101];[.H107];[.H113])" office:value-type="float" office:value="0.332105582077536" calcext:value-type="float">
            <text:p>0.332</text:p>
          </table:table-cell>
          <table:table-cell table:style-name="ce5" table:formula="of:=STDEV([.I5];[.I11];[.I23];[.I29];[.I35];[.I41];[.I47];[.I53];[.I59];[.I65];[.I77];[.I83];[.I89];[.I95];[.I101];[.I107];[.I113])" office:value-type="float" office:value="0.701888209634219" calcext:value-type="float">
            <text:p>0.702</text:p>
          </table:table-cell>
          <table:table-cell table:style-name="Default"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>
          <table:table-cell table:style-name="ce17" office:value-type="string" calcext:value-type="string">
            <text:p>unique sequences</text:p>
          </table:table-cell>
          <table:table-cell table:style-name="ce20"/>
          <table:table-cell table:number-columns-repeated="7"/>
          <table:table-cell table:style-name="Default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SUM([.C4];[.C16];[.C82];[.C94];[.C106])/5" office:value-type="float" office:value="0.13836" calcext:value-type="float">
            <text:p>0.138</text:p>
          </table:table-cell>
          <table:table-cell table:style-name="ce5" table:formula="of:=SUM([.D4];[.D16];[.D82];[.D94];[.D106])/5" office:value-type="float" office:value="0.3482" calcext:value-type="float">
            <text:p>0.348</text:p>
          </table:table-cell>
          <table:table-cell table:style-name="ce5" table:formula="of:=SUM([.E4];[.E16];[.E82];[.E94];[.E106])/5" office:value-type="float" office:value="0.41068" calcext:value-type="float">
            <text:p>0.411</text:p>
          </table:table-cell>
          <table:table-cell table:style-name="ce5" table:formula="of:=SUM([.F4];[.F16];[.F82];[.F94];[.F106])/5" office:value-type="float" office:value="0.16" calcext:value-type="float">
            <text:p>0.160</text:p>
          </table:table-cell>
          <table:table-cell table:style-name="ce5" table:formula="of:=SUM([.G4];[.G16];[.G82];[.G94];[.G106])/5" office:value-type="float" office:value="0.1812" calcext:value-type="float">
            <text:p>0.181</text:p>
          </table:table-cell>
          <table:table-cell table:style-name="ce5" table:formula="of:=SUM([.H4];[.H16];[.H82];[.H94];[.H106])/5" office:value-type="float" office:value="0.34848" calcext:value-type="float">
            <text:p>0.348</text:p>
          </table:table-cell>
          <table:table-cell table:style-name="ce5" table:formula="of:=SUM([.I4];[.I16];[.I82];[.I94];[.I106])/5" office:value-type="float" office:value="0.12" calcext:value-type="float">
            <text:p>0.120</text:p>
          </table:table-cell>
          <table:table-cell table:style-name="ce5" table:formula="of:=SUM([.J4];[.J16];[.J82];[.J94];[.J106])/5" office:value-type="float" office:value="0.6208" calcext:value-type="float">
            <text:p>0.621</text:p>
          </table:table-cell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3"/>
          <table:table-cell table:style-name="ce5" table:formula="of:=MEDIAN([.C4];[.C16];[.C82];[.C94];[.C106])" office:value-type="float" office:value="0.1018" calcext:value-type="float">
            <text:p>0.102</text:p>
          </table:table-cell>
          <table:table-cell table:style-name="ce5" table:formula="of:=MEDIAN([.D4];[.D16];[.D82];[.D94];[.D106])" office:value-type="float" office:value="0.4682" calcext:value-type="float">
            <text:p>0.468</text:p>
          </table:table-cell>
          <table:table-cell table:style-name="ce5" table:formula="of:=MEDIAN([.E4];[.E16];[.E82];[.E94];[.E106])" office:value-type="float" office:value="0.4548" calcext:value-type="float">
            <text:p>0.455</text:p>
          </table:table-cell>
          <table:table-cell table:style-name="ce5" table:formula="of:=MEDIAN([.F4];[.F16];[.F82];[.F94];[.F106])" office:value-type="float" office:value="0.2" calcext:value-type="float">
            <text:p>0.200</text:p>
          </table:table-cell>
          <table:table-cell table:style-name="ce5" table:formula="of:=MEDIAN([.G4];[.G16];[.G82];[.G94];[.G106])" office:value-type="float" office:value="0.2" calcext:value-type="float">
            <text:p>0.200</text:p>
          </table:table-cell>
          <table:table-cell table:style-name="ce5" table:formula="of:=MEDIAN([.H4];[.H16];[.H82];[.H94];[.H106])" office:value-type="float" office:value="0.4666" calcext:value-type="float">
            <text:p>0.467</text:p>
          </table:table-cell>
          <table:table-cell table:style-name="ce5" table:formula="of:=MEDIAN([.I4];[.I16];[.I82];[.I94];[.I106])" office:value-type="float" office:value="0" calcext:value-type="float">
            <text:p>0.000</text:p>
          </table:table-cell>
          <table:table-cell table:style-name="ce5" table:formula="of:=MEDIAN([.J4];[.J16];[.J82];[.J94];[.J106])" office:value-type="float" office:value="0.666" calcext:value-type="float">
            <text:p>0.666</text:p>
          </table:table-cell>
        </table:table-row>
        <table:table-row table:style-name="ro1">
          <table:table-cell table:style-name="ce2" office:value-type="string" calcext:value-type="string">
            <text:p>standard dev.</text:p>
          </table:table-cell>
          <table:table-cell table:style-name="ce3"/>
          <table:table-cell table:style-name="ce5" table:formula="of:=STDEV([.C4];[.C82];[.C94];[.C106];[.C16])" office:value-type="float" office:value="0.112741598356596" calcext:value-type="float">
            <text:p>0.113</text:p>
          </table:table-cell>
          <table:table-cell table:style-name="ce5" table:formula="of:=STDEV([.D4];[.D82];[.D94];[.D106];[.D16])" office:value-type="float" office:value="0.219324462839876" calcext:value-type="float">
            <text:p>0.219</text:p>
          </table:table-cell>
          <table:table-cell table:style-name="ce5" table:formula="of:=STDEV([.E4];[.E82];[.E94];[.E106];[.E16])" office:value-type="float" office:value="0.112908777338168" calcext:value-type="float">
            <text:p>0.113</text:p>
          </table:table-cell>
          <table:table-cell table:style-name="ce5" table:formula="of:=STDEV([.F4];[.F82];[.F94];[.F106];[.F16])" office:value-type="float" office:value="0.167332005306815" calcext:value-type="float">
            <text:p>0.167</text:p>
          </table:table-cell>
          <table:table-cell table:style-name="ce5" table:formula="of:=STDEV([.G4];[.G82];[.G94];[.G106];[.G16])" office:value-type="float" office:value="0.179908865818225" calcext:value-type="float">
            <text:p>0.180</text:p>
          </table:table-cell>
          <table:table-cell table:style-name="ce5" table:formula="of:=STDEV([.H4];[.H82];[.H94];[.H106];[.H16])" office:value-type="float" office:value="0.217125613413066" calcext:value-type="float">
            <text:p>0.217</text:p>
          </table:table-cell>
          <table:table-cell table:style-name="ce5" table:formula="of:=STDEV([.I4];[.I82];[.I94];[.I106];[.I16])" office:value-type="float" office:value="0.178885438199983" calcext:value-type="float">
            <text:p>0.179</text:p>
          </table:table-cell>
          <table:table-cell table:style-name="ce3"/>
        </table:table-row>
        <table:table-row table:style-name="ro1" table:number-rows-repeated="3">
          <table:table-cell table:style-name="ce18"/>
          <table:table-cell table:style-name="ce21"/>
          <table:table-cell table:style-name="ce24" table:number-columns-repeated="7"/>
          <table:table-cell table:style-name="ce21"/>
        </table:table-row>
        <table:table-row table:style-name="ro1">
          <table:table-cell table:number-columns-repeated="2"/>
          <table:table-cell table:style-name="ce25"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07:42:43.148615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11:16.191125177</meta:creation-date>
    <dc:date>2020-03-26T07:46:48.132932245</dc:date>
    <meta:editing-duration>P1DT2H2M28S</meta:editing-duration>
    <meta:editing-cycles>14</meta:editing-cycles>
    <meta:generator>LibreOffice/6.0.7.3$Linux_X86_64 LibreOffice_project/00m0$Build-3</meta:generator>
    <meta:document-statistic meta:table-count="1" meta:cell-count="589" meta:object-count="0"/>
  </office:meta>
</office:document-meta>
</file>